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83ffb" officeooo:paragraph-rsid="00683ff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87057" officeooo:paragraph-rsid="0068705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9ce6c" officeooo:paragraph-rsid="0069ce6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a1278" officeooo:paragraph-rsid="006a127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b3100" officeooo:paragraph-rsid="006b31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c5574" officeooo:paragraph-rsid="006c557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683ffb" officeooo:paragraph-rsid="00683ffb" style:font-weight-asian="bold" style:font-weight-complex="bold"/>
    </style:style>
    <style:style style:name="T1" style:family="text">
      <style:text-properties officeooo:rsid="006a1278"/>
    </style:style>
    <style:style style:name="T2" style:family="text">
      <style:text-properties officeooo:rsid="006b3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aloalkanes</text:p>
      <text:p text:style-name="P1"/>
      <text:p text:style-name="P2">These are alkanes where at least one hydrogen is replaced with a halogen, <text:span text:style-name="T1">X</text:span>.</text:p>
      <text:p text:style-name="P2"/>
      <text:p text:style-name="P3">Halogens are listed in alphabetical order when there is more than 1 type.</text:p>
      <text:p text:style-name="P3"/>
      <text:p text:style-name="P4">Since carbon is less electronegative than any halogen, electrons are pulled towards the halogen, causing the C-X bond to be polar, <text:span text:style-name="T2">but not polar enough to dissolve in water.</text:span></text:p>
      <text:p text:style-name="P4"/>
      <text:p text:style-name="P5">Larger chain length → higher boiling point.</text:p>
      <text:p text:style-name="P5"/>
      <text:p text:style-name="P5">Chloromethane has a higher boiling point than methane, as Cl has more electrons than H, so the London forces are stronger.</text:p>
      <text:p text:style-name="P5"/>
      <text:p text:style-name="P6">Bond strength is the largest factor in the rate of reaction. Larger bond enthalpy = lower rate of reaction.</text:p>
      <text:p text:style-name="P6">Cl compounds react slower than I compounds, as C-I &lt; C-Cl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2-07T17:38:08.221675475</dc:date>
    <meta:editing-duration>PT2H54M53S</meta:editing-duration>
    <meta:editing-cycles>73</meta:editing-cycles>
    <meta:document-statistic meta:table-count="0" meta:image-count="0" meta:object-count="0" meta:page-count="1" meta:paragraph-count="8" meta:word-count="115" meta:character-count="663" meta:non-whitespace-character-count="556"/>
  </office:meta>
</office:document-meta>
</file>